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solid" draw:fill-color="#ccffff" draw:textarea-horizontal-align="center" draw:textarea-vertical-align="middle"/>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solid" draw:fill-color="#f2f2ff" draw:textarea-horizontal-align="justify" draw:textarea-vertical-align="middle" draw:auto-grow-height="false" fo:min-height="0cm" fo:min-width="0cm"/>
    </style:style>
    <style:style style:name="gr6" style:family="graphic" style:parent-style-name="standard">
      <style:graphic-properties draw:fill="solid" draw:fill-color="#ffffcc" draw:textarea-horizontal-align="left" draw:textarea-vertical-align="top" draw:auto-grow-height="false" fo:min-height="0cm" fo:min-width="0cm" fo:padding-left="0.127cm" fo:padding-right="0.127cm" draw:shadow="hidden"/>
    </style:style>
    <style:style style:name="gr7" style:family="graphic" style:parent-style-name="standard">
      <style:graphic-properties draw:fill="solid" draw:fill-color="#ffff99" draw:textarea-horizontal-align="center" draw:textarea-vertical-align="middle"/>
    </style:style>
    <style:style style:name="gr8" style:family="graphic" style:parent-style-name="standard">
      <style:graphic-properties draw:fill="solid" draw:fill-color="#f2f2ff" draw:textarea-horizontal-align="justify" draw:textarea-vertical-align="middle" draw:auto-grow-height="false" fo:min-height="0cm" fo:min-width="0cm" fo:padding-left="0.508cm"/>
    </style:style>
    <style:style style:name="gr9" style:family="graphic" style:parent-style-name="standard">
      <style:graphic-properties draw:fill="none" draw:textarea-vertical-align="middle" draw:auto-grow-height="false" fo:min-height="0.749cm" fo:min-width="0.499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size="10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size="10pt"/>
    </style:style>
    <style:style style:name="T1" style:family="text">
      <style:text-properties fo:font-size="10pt"/>
    </style:style>
    <style:style style:name="T2" style:family="text">
      <style:text-properties fo:font-size="5pt"/>
    </style:style>
    <style:style style:name="T3" style:family="text">
      <style:text-properties style:use-window-font-color="true"/>
    </style:style>
    <style:style style:name="T4" style:family="text">
      <style:text-properties fo:color="#333333"/>
    </style:style>
    <style:style style:name="T5" style:family="text">
      <style:text-properties fo:color="#8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5.929cm" svg:height="2.491cm" svg:x="0.964cm" svg:y="3.713cm">
          <text:p text:style-name="P1">VO frontend</text:p>
        </draw:rect>
        <draw:custom-shape draw:style-name="gr2" draw:text-style-name="P1" draw:layer="layout" svg:width="9.606cm" svg:height="2.324cm" svg:x="8.12cm" svg:y="0.799cm">
          <text:p text:style-name="P1">Collec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4.168cm" svg:y1="3.612cm" svg:x2="8.024cm" svg:y2="1.964cm">
          <text:p/>
        </draw:line>
        <draw:frame draw:style-name="gr4" draw:layer="layout" svg:width="4.862cm" svg:height="1.825cm" svg:x="1.577cm" svg:y="1.123cm">
          <draw:text-box>
            <text:p text:style-name="P3">Publish needed</text:p>
            <text:p text:style-name="P3">glideins rates</text:p>
          </draw:text-box>
        </draw:frame>
        <draw:custom-shape draw:style-name="gr5" draw:text-style-name="P4" draw:layer="layout" svg:width="8.796cm" svg:height="2.891cm" svg:x="1.225cm" svg:y="18.981cm">
          <text:p text:style-name="P1"><text:span text:style-name="T1">Costumize the submitted glideins.</text:span><text:span text:style-name="T2"><text:line-break/></text:span><text:span text:style-name="T2"/></text:p>
          <text:p text:style-name="P1"><text:span text:style-name="T1">GlideParamXXX should match the names </text:span><text:span text:style-name="T1"><text:line-break/></text:span><text:span text:style-name="T1">published by the factory</text:span></text:p>
          <draw:enhanced-geometry svg:viewBox="0 0 21600 21600" draw:text-areas="3000 3320 17110 17330" draw:type="cloud-callout" draw:modifiers="26969.9215641696 455.6016597510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4.648cm" svg:height="1.02cm" svg:x="19.365cm" svg:y="1.984cm">
          <text:p text:style-name="P1"><text:span text:style-name="T1">Due to Condor limitations,</text:span></text:p>
          <text:p text:style-name="P1"><text:span text:style-name="T1">define also GlideinMyType</text:span></text:p>
          <draw:enhanced-geometry svg:viewBox="0 0 21600 21600" draw:type="line-callout-2" draw:modifiers="12651.4949451495 73537.3163565132 15095.3753495375 73537.3163565132 17836.610023661 20965.328109696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olygon draw:style-name="gr6" draw:text-style-name="P5" draw:layer="layout" svg:width="9.558cm" svg:height="23.411cm" svg:x="12.528cm" svg:y="4.936cm" svg:viewBox="0 0 9559 23412" draw:points="0,0 9559,0 9556,22249 8306,22279 7335,22381 6558,22539 5883,22730 4500,23127 3616,23295 2486,23412 1698,23314 1092,23219 1,23007">
          <text:p text:style-name="P5">MyType=”glideclient”</text:p>
          <text:p text:style-name="P5">Name=”reqX@client”</text:p>
          <text:p text:style-name="P5">ClientName=”client”</text:p>
          <text:p text:style-name="P5">ReqName=”reqX”</text:p>
          <text:p text:style-name="P5">ReqGlidein=”entry@factory”</text:p>
          <text:p text:style-name="P5"><text:span text:style-name="T3">FrontendName=”name”</text:span></text:p>
          <text:p text:style-name="P5"><text:span text:style-name="T3">GroupName=”name”</text:span></text:p>
          <text:p text:style-name="P5"><text:span text:style-name="T4">WebURL = "URL"</text:span></text:p>
          <text:p text:style-name="P5"><text:span text:style-name="T4">WebGroupURL = “URL”</text:span></text:p>
          <text:p text:style-name="P5"><text:span text:style-name="T4">WebSignType = "sha1"</text:span></text:p>
          <text:p text:style-name="P5"><text:span text:style-name="T4">WebDescriptFile = "fname"</text:span></text:p>
          <text:p text:style-name="P5"><text:span text:style-name="T4">WebDescriptSign = "sign"</text:span></text:p>
          <text:p text:style-name="P5"><text:span text:style-name="T4">WebGroupDescriptFile = "fname"</text:span></text:p>
          <text:p text:style-name="P5"><text:span text:style-name="T4">WebGroupDescriptSign = "sign"</text:span></text:p>
          <text:p text:style-name="P5">ReqIdleGlideins=nr</text:p>
          <text:p text:style-name="P5">ReqMaxRunningGlideins=nr</text:p>
          <text:p text:style-name="P5">GlideinParamWWW=”val1”</text:p>
          <text:p text:style-name="P5">...</text:p>
          <text:p text:style-name="P5">GlideinParamZZZ=”valY”</text:p>
          <text:p text:style-name="P5">GlideinMonitorNNN=”valN”</text:p>
          <text:p text:style-name="P5">...</text:p>
          <text:p text:style-name="P5">GlideinMonitorMMM=”valM”</text:p>
          <text:p text:style-name="P5"><text:span text:style-name="T5">ReqPubKeyID=”keyID”</text:span></text:p>
          <text:p text:style-name="P5"><text:span text:style-name="T5">ReqEncKeyCode=”encKey”</text:span></text:p>
          <text:p text:style-name="P5"><text:span text:style-name="T5">ReqEncIdentity=”encAuthIdent”</text:span></text:p>
          <text:p text:style-name="P5"><text:span text:style-name="T5">GlideinEncParamXXX=”val1”</text:span></text:p>
          <text:p text:style-name="P5"><text:span text:style-name="T5">...</text:span></text:p>
          <text:p text:style-name="P5"><text:span text:style-name="T5">GlideinEncParamYYY=”valY”</text:span></text:p>
        </draw:polygon>
        <draw:rect draw:style-name="gr7" draw:text-style-name="P1" draw:layer="layout" svg:width="9.55cm" svg:height="0.914cm" svg:x="12.523cm" svg:y="4.074cm">
          <text:p text:style-name="P1">Published classad</text:p>
        </draw:rect>
        <draw:custom-shape draw:style-name="gr5" draw:text-style-name="P4" draw:layer="layout" svg:width="8.796cm" svg:height="1.958cm" svg:x="3.225cm" svg:y="6.382cm">
          <text:p text:style-name="P1"><text:span text:style-name="T1">Target a specific Entry Point</text:span></text:p>
          <draw:enhanced-geometry svg:viewBox="0 0 21600 21600" draw:text-areas="3000 3320 17110 17330" draw:type="cloud-callout" draw:modifiers="22223.6671592588 24665.237366003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8.796cm" svg:height="1.958cm" svg:x="1.225cm" svg:y="13.682cm">
          <text:p text:style-name="P1"><text:span text:style-name="T1">Request <text:s/>a steady stream </text:span></text:p>
          <text:p text:style-name="P1"><text:span text:style-name="T1">of glideins starting</text:span></text:p>
          <draw:enhanced-geometry svg:viewBox="0 0 21600 21600" draw:text-areas="3000 3320 17110 17330" draw:type="cloud-callout" draw:modifiers="26820.1432306468 30431.852986217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 draw:text-style-name="P6" draw:layer="layout" svg:width="5.981cm" svg:height="1.976cm" svg:x="5.618cm" svg:y="22.076cm">
          <text:p text:style-name="P5"><text:span text:style-name="T1">Monitoring data like:</text:span></text:p>
          <text:p text:style-name="P5"><text:span text:style-name="T1">Idle=”546”, Running=”222”</text:span></text:p>
          <draw:enhanced-geometry svg:viewBox="0 0 21600 21600" draw:text-areas="3000 3320 17110 17330" draw:type="cloud-callout" draw:modifiers="23961.4844533601 -7374.8103186646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8.796cm" svg:height="1.609cm" svg:x="1.225cm" svg:y="16.982cm">
          <text:p text:style-name="P1"><text:span text:style-name="T1">But limit to only the needed amount</text:span></text:p>
          <draw:enhanced-geometry svg:viewBox="0 0 21600 21600" draw:text-areas="3000 3320 17110 17330" draw:type="cloud-callout" draw:modifiers="26969.9215641696 2119.7515527950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5.091cm" svg:height="2.673cm" svg:x="22.635cm" svg:y="18.985cm">
          <text:p text:style-name="P1"><text:span text:style-name="T1">Factory Key ID</text:span></text:p>
          <text:p text:style-name="P1"><text:span text:style-name="T1"/></text:p>
          <text:p text:style-name="P1"><text:span text:style-name="T1">Must match the one </text:span></text:p>
          <text:p text:style-name="P1"><text:span text:style-name="T1">published by the factory </text:span></text:p>
          <draw:enhanced-geometry svg:viewBox="0 0 21600 21600" draw:text-areas="3000 3320 17110 17330" draw:type="cloud-callout" draw:modifiers="-1569.52081696779 27658.3395661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4.951cm" svg:height="1.609cm" svg:x="23.57cm" svg:y="21.563cm">
          <text:p text:style-name="P1"><text:span text:style-name="T1">Encrypted symmetric key</text:span></text:p>
          <draw:enhanced-geometry svg:viewBox="0 0 21600 21600" draw:text-areas="3000 3320 17110 17330" draw:type="cloud-callout" draw:modifiers="-5530.85621970921 21828.074534161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5.05cm" svg:height="1.895cm" svg:x="23.571cm" svg:y="25.164cm">
          <text:p text:style-name="P1"><text:span text:style-name="T1">Encrypted values to</text:span></text:p>
          <text:p text:style-name="P1"><text:span text:style-name="T1">Be used by the factory</text:span></text:p>
          <draw:enhanced-geometry svg:viewBox="0 0 21600 21600" draw:text-areas="3000 3320 17110 17330" draw:type="cloud-callout" draw:modifiers="-5691.86299742625 12167.088607594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5.091cm" svg:height="2.08cm" svg:x="23.336cm" svg:y="10.479cm">
          <text:p text:style-name="P1"><text:span text:style-name="T1">Pointers to the frontend</text:span></text:p>
          <text:p text:style-name="P1"><text:span text:style-name="T1">Web distributed content</text:span></text:p>
          <draw:enhanced-geometry svg:viewBox="0 0 21600 21600" draw:text-areas="3000 3320 17110 17330" draw:type="cloud-callout" draw:modifiers="-1569.52081696779 29374.339259971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9" draw:text-style-name="P2" draw:layer="layout" svg:width="0.706cm" svg:height="4.724cm" svg:x="22.133cm" svg:y="11.035cm">
          <text:p/>
          <draw:enhanced-geometry svg:viewBox="0 0 21600 21600" draw:glue-points="0 0 0 21600 21600 10800" draw:text-areas="0 ?f9 7800 ?f10" draw:type="right-brace" draw:modifiers="1800 10660.57142857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4" draw:layer="layout" svg:width="4.951cm" svg:height="1.609cm" svg:x="23.571cm" svg:y="23.264cm">
          <text:p text:style-name="P1"><text:span text:style-name="T1">Encrypted Identity String</text:span></text:p>
          <draw:enhanced-geometry svg:viewBox="0 0 21600 21600" draw:text-areas="3000 3320 17110 17330" draw:type="cloud-callout" draw:modifiers="-5557.02746365105 14261.36645962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9.464cm" fo:page-height="29.2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Unix OpenOffice.org_project/300m15$Build-9379</meta:generator>
    <meta:creation-date>2006-10-03T09:36:38</meta:creation-date>
    <dc:date>2009-10-26T15:02:06</dc:date>
    <dc:language>en-US</dc:language>
    <meta:editing-cycles>19</meta:editing-cycles>
    <meta:editing-duration>PT148H34M24S</meta:editing-duration>
    <meta:document-statistic meta:object-count="18"/>
    <meta:user-defined meta:name="Info 1"/>
    <meta:user-defined meta:name="Info 2"/>
    <meta:user-defined meta:name="Info 3"/>
    <meta:user-defined meta:name="Info 4"/>
  </office:meta>
</office:document-meta>
</file>